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o_people</text:p>
          </table:table-cell>
          <table:table-cell office:value-type="string" calcext:value-type="string">
            <text:p>no_people_scaled</text:p>
          </table:table-cell>
          <table:table-cell office:value-type="string" calcext:value-type="string">
            <text:p>no_income</text:p>
          </table:table-cell>
          <table:table-cell office:value-type="string" calcext:value-type="string">
            <text:p>no_income_scaled</text:p>
          </table:table-cell>
          <table:table-cell office:value-type="string" calcext:value-type="string">
            <text:p>tot_income</text:p>
          </table:table-cell>
          <table:table-cell office:value-type="string" calcext:value-type="string">
            <text:p>tot_income_scaled</text:p>
          </table:table-cell>
          <table:table-cell office:value-type="string" calcext:value-type="string">
            <text:p>avg_income</text:p>
          </table:table-cell>
          <table:table-cell office:value-type="string" calcext:value-type="string">
            <text:p>avg_calc_income</text:p>
          </table:table-cell>
          <table:table-cell office:value-type="string" calcext:value-type="string">
            <text:p>median_incom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7153" calcext:value-type="float">
            <text:p>17153</text:p>
          </table:table-cell>
          <table:table-cell table:formula="of:=[.B2]*1000" office:value-type="float" office:value="17153000" calcext:value-type="float">
            <text:p>17153000</text:p>
          </table:table-cell>
          <table:table-cell office:value-type="float" office:value="14544" calcext:value-type="float">
            <text:p>14544</text:p>
          </table:table-cell>
          <table:table-cell table:formula="of:=[.D2]*1000" office:value-type="float" office:value="14544000" calcext:value-type="float">
            <text:p>14544000</text:p>
          </table:table-cell>
          <table:table-cell office:value-type="float" office:value="600263" calcext:value-type="float">
            <text:p>600263</text:p>
          </table:table-cell>
          <table:table-cell table:formula="of:=[.F2]*1000000" office:value-type="float" office:value="600263000000" calcext:value-type="float">
            <text:p>600263000000</text:p>
          </table:table-cell>
          <table:table-cell office:value-type="float" office:value="41300" calcext:value-type="float">
            <text:p>41300</text:p>
          </table:table-cell>
          <table:table-cell table:formula="of:=[.G2]/[.E2]" office:value-type="float" office:value="41272.2084708471" calcext:value-type="float">
            <text:p>41272.2084708471</text:p>
          </table:table-cell>
          <table:table-cell office:value-type="float" office:value="33200" calcext:value-type="float">
            <text:p>3320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7487" calcext:value-type="float">
            <text:p>17487</text:p>
          </table:table-cell>
          <table:table-cell table:formula="of:=[.B3]*1000" office:value-type="float" office:value="17487000" calcext:value-type="float">
            <text:p>17487000</text:p>
          </table:table-cell>
          <table:table-cell office:value-type="float" office:value="14813" calcext:value-type="float">
            <text:p>14813</text:p>
          </table:table-cell>
          <table:table-cell table:formula="of:=[.D3]*1000" office:value-type="float" office:value="14813000" calcext:value-type="float">
            <text:p>14813000</text:p>
          </table:table-cell>
          <table:table-cell office:value-type="float" office:value="624360" calcext:value-type="float">
            <text:p>624360</text:p>
          </table:table-cell>
          <table:table-cell table:formula="of:=[.F3]*1000000" office:value-type="float" office:value="624360000000" calcext:value-type="float">
            <text:p>624360000000</text:p>
          </table:table-cell>
          <table:table-cell office:value-type="float" office:value="42100" calcext:value-type="float">
            <text:p>42100</text:p>
          </table:table-cell>
          <table:table-cell table:formula="of:=[.G3]/[.E3]" office:value-type="float" office:value="42149.4633092554" calcext:value-type="float">
            <text:p>42149.4633092554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7857" calcext:value-type="float">
            <text:p>17857</text:p>
          </table:table-cell>
          <table:table-cell table:formula="of:=[.B4]*1000" office:value-type="float" office:value="17857000" calcext:value-type="float">
            <text:p>17857000</text:p>
          </table:table-cell>
          <table:table-cell office:value-type="float" office:value="15393" calcext:value-type="float">
            <text:p>15393</text:p>
          </table:table-cell>
          <table:table-cell table:formula="of:=[.D4]*1000" office:value-type="float" office:value="15393000" calcext:value-type="float">
            <text:p>15393000</text:p>
          </table:table-cell>
          <table:table-cell office:value-type="float" office:value="637500" calcext:value-type="float">
            <text:p>637500</text:p>
          </table:table-cell>
          <table:table-cell table:formula="of:=[.F4]*1000000" office:value-type="float" office:value="637500000000" calcext:value-type="float">
            <text:p>637500000000</text:p>
          </table:table-cell>
          <table:table-cell office:value-type="float" office:value="41400" calcext:value-type="float">
            <text:p>41400</text:p>
          </table:table-cell>
          <table:table-cell table:formula="of:=[.G4]/[.E4]" office:value-type="float" office:value="41414.9288637692" calcext:value-type="float">
            <text:p>41414.9288637692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235" calcext:value-type="float">
            <text:p>18235</text:p>
          </table:table-cell>
          <table:table-cell table:formula="of:=[.B5]*1000" office:value-type="float" office:value="18235000" calcext:value-type="float">
            <text:p>18235000</text:p>
          </table:table-cell>
          <table:table-cell office:value-type="float" office:value="15934" calcext:value-type="float">
            <text:p>15934</text:p>
          </table:table-cell>
          <table:table-cell table:formula="of:=[.D5]*1000" office:value-type="float" office:value="15934000" calcext:value-type="float">
            <text:p>15934000</text:p>
          </table:table-cell>
          <table:table-cell office:value-type="float" office:value="671414" calcext:value-type="float">
            <text:p>671414</text:p>
          </table:table-cell>
          <table:table-cell table:formula="of:=[.F5]*1000000" office:value-type="float" office:value="671414000000" calcext:value-type="float">
            <text:p>671414000000</text:p>
          </table:table-cell>
          <table:table-cell office:value-type="float" office:value="42100" calcext:value-type="float">
            <text:p>42100</text:p>
          </table:table-cell>
          <table:table-cell table:formula="of:=[.G5]/[.E5]" office:value-type="float" office:value="42137.1909125141" calcext:value-type="float">
            <text:p>42137.1909125141</text:p>
          </table:table-cell>
          <table:table-cell office:value-type="float" office:value="33200" calcext:value-type="float">
            <text:p>332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8573" calcext:value-type="float">
            <text:p>18573</text:p>
          </table:table-cell>
          <table:table-cell table:formula="of:=[.B6]*1000" office:value-type="float" office:value="18573000" calcext:value-type="float">
            <text:p>18573000</text:p>
          </table:table-cell>
          <table:table-cell office:value-type="float" office:value="16476" calcext:value-type="float">
            <text:p>16476</text:p>
          </table:table-cell>
          <table:table-cell table:formula="of:=[.D6]*1000" office:value-type="float" office:value="16476000" calcext:value-type="float">
            <text:p>16476000</text:p>
          </table:table-cell>
          <table:table-cell office:value-type="float" office:value="679828" calcext:value-type="float">
            <text:p>679828</text:p>
          </table:table-cell>
          <table:table-cell table:formula="of:=[.F6]*1000000" office:value-type="float" office:value="679828000000" calcext:value-type="float">
            <text:p>679828000000</text:p>
          </table:table-cell>
          <table:table-cell office:value-type="float" office:value="41300" calcext:value-type="float">
            <text:p>41300</text:p>
          </table:table-cell>
          <table:table-cell table:formula="of:=[.G6]/[.E6]" office:value-type="float" office:value="41261.7140082544" calcext:value-type="float">
            <text:p>41261.7140082544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8861" calcext:value-type="float">
            <text:p>18861</text:p>
          </table:table-cell>
          <table:table-cell table:formula="of:=[.B7]*1000" office:value-type="float" office:value="18861000" calcext:value-type="float">
            <text:p>18861000</text:p>
          </table:table-cell>
          <table:table-cell office:value-type="float" office:value="16806" calcext:value-type="float">
            <text:p>16806</text:p>
          </table:table-cell>
          <table:table-cell table:formula="of:=[.D7]*1000" office:value-type="float" office:value="16806000" calcext:value-type="float">
            <text:p>16806000</text:p>
          </table:table-cell>
          <table:table-cell office:value-type="float" office:value="676231" calcext:value-type="float">
            <text:p>676231</text:p>
          </table:table-cell>
          <table:table-cell table:formula="of:=[.F7]*1000000" office:value-type="float" office:value="676231000000" calcext:value-type="float">
            <text:p>676231000000</text:p>
          </table:table-cell>
          <table:table-cell office:value-type="float" office:value="40200" calcext:value-type="float">
            <text:p>40200</text:p>
          </table:table-cell>
          <table:table-cell table:formula="of:=[.G7]/[.E7]" office:value-type="float" office:value="40237.4747114126" calcext:value-type="float">
            <text:p>40237.4747114126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107" calcext:value-type="float">
            <text:p>19107</text:p>
          </table:table-cell>
          <table:table-cell table:formula="of:=[.B8]*1000" office:value-type="float" office:value="19107000" calcext:value-type="float">
            <text:p>19107000</text:p>
          </table:table-cell>
          <table:table-cell office:value-type="float" office:value="17039" calcext:value-type="float">
            <text:p>17039</text:p>
          </table:table-cell>
          <table:table-cell table:formula="of:=[.D8]*1000" office:value-type="float" office:value="17039000" calcext:value-type="float">
            <text:p>17039000</text:p>
          </table:table-cell>
          <table:table-cell office:value-type="float" office:value="673663" calcext:value-type="float">
            <text:p>673663</text:p>
          </table:table-cell>
          <table:table-cell table:formula="of:=[.F8]*1000000" office:value-type="float" office:value="673663000000" calcext:value-type="float">
            <text:p>673663000000</text:p>
          </table:table-cell>
          <table:table-cell office:value-type="float" office:value="39500" calcext:value-type="float">
            <text:p>39500</text:p>
          </table:table-cell>
          <table:table-cell table:formula="of:=[.G8]/[.E8]" office:value-type="float" office:value="39536.5338341452" calcext:value-type="float">
            <text:p>39536.5338341452</text:p>
          </table:table-cell>
          <table:table-cell office:value-type="float" office:value="29800" calcext:value-type="float">
            <text:p>298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350" calcext:value-type="float">
            <text:p>19350</text:p>
          </table:table-cell>
          <table:table-cell table:formula="of:=[.B9]*1000" office:value-type="float" office:value="19350000" calcext:value-type="float">
            <text:p>19350000</text:p>
          </table:table-cell>
          <table:table-cell office:value-type="float" office:value="17472" calcext:value-type="float">
            <text:p>17472</text:p>
          </table:table-cell>
          <table:table-cell table:formula="of:=[.D9]*1000" office:value-type="float" office:value="17472000" calcext:value-type="float">
            <text:p>17472000</text:p>
          </table:table-cell>
          <table:table-cell office:value-type="float" office:value="687606" calcext:value-type="float">
            <text:p>687606</text:p>
          </table:table-cell>
          <table:table-cell table:formula="of:=[.F9]*1000000" office:value-type="float" office:value="687606000000" calcext:value-type="float">
            <text:p>687606000000</text:p>
          </table:table-cell>
          <table:table-cell office:value-type="float" office:value="39400" calcext:value-type="float">
            <text:p>39400</text:p>
          </table:table-cell>
          <table:table-cell table:formula="of:=[.G9]/[.E9]" office:value-type="float" office:value="39354.739010989" calcext:value-type="float">
            <text:p>39354.739010989</text:p>
          </table:table-cell>
          <table:table-cell office:value-type="float" office:value="29800" calcext:value-type="float">
            <text:p>298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9592" calcext:value-type="float">
            <text:p>19592</text:p>
          </table:table-cell>
          <table:table-cell table:formula="of:=[.B10]*1000" office:value-type="float" office:value="19592000" calcext:value-type="float">
            <text:p>19592000</text:p>
          </table:table-cell>
          <table:table-cell office:value-type="float" office:value="17858" calcext:value-type="float">
            <text:p>17858</text:p>
          </table:table-cell>
          <table:table-cell table:formula="of:=[.D10]*1000" office:value-type="float" office:value="17858000" calcext:value-type="float">
            <text:p>17858000</text:p>
          </table:table-cell>
          <table:table-cell office:value-type="float" office:value="716037" calcext:value-type="float">
            <text:p>716037</text:p>
          </table:table-cell>
          <table:table-cell table:formula="of:=[.F10]*1000000" office:value-type="float" office:value="716037000000" calcext:value-type="float">
            <text:p>716037000000</text:p>
          </table:table-cell>
          <table:table-cell office:value-type="float" office:value="40100" calcext:value-type="float">
            <text:p>40100</text:p>
          </table:table-cell>
          <table:table-cell table:formula="of:=[.G10]/[.E10]" office:value-type="float" office:value="40096.1473849255" calcext:value-type="float">
            <text:p>40096.1473849255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9851" calcext:value-type="float">
            <text:p>19851</text:p>
          </table:table-cell>
          <table:table-cell table:formula="of:=[.B11]*1000" office:value-type="float" office:value="19851000" calcext:value-type="float">
            <text:p>19851000</text:p>
          </table:table-cell>
          <table:table-cell office:value-type="float" office:value="18137" calcext:value-type="float">
            <text:p>18137</text:p>
          </table:table-cell>
          <table:table-cell table:formula="of:=[.D11]*1000" office:value-type="float" office:value="18137000" calcext:value-type="float">
            <text:p>18137000</text:p>
          </table:table-cell>
          <table:table-cell office:value-type="float" office:value="739279" calcext:value-type="float">
            <text:p>739279</text:p>
          </table:table-cell>
          <table:table-cell table:formula="of:=[.F11]*1000000" office:value-type="float" office:value="739279000000" calcext:value-type="float">
            <text:p>739279000000</text:p>
          </table:table-cell>
          <table:table-cell office:value-type="float" office:value="40800" calcext:value-type="float">
            <text:p>40800</text:p>
          </table:table-cell>
          <table:table-cell table:formula="of:=[.G11]/[.E11]" office:value-type="float" office:value="40760.8204223411" calcext:value-type="float">
            <text:p>40760.8204223411</text:p>
          </table:table-cell>
          <table:table-cell office:value-type="float" office:value="31300" calcext:value-type="float">
            <text:p>313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130" calcext:value-type="float">
            <text:p>20130</text:p>
          </table:table-cell>
          <table:table-cell table:formula="of:=[.B12]*1000" office:value-type="float" office:value="20130000" calcext:value-type="float">
            <text:p>20130000</text:p>
          </table:table-cell>
          <table:table-cell office:value-type="float" office:value="18580" calcext:value-type="float">
            <text:p>18580</text:p>
          </table:table-cell>
          <table:table-cell table:formula="of:=[.D12]*1000" office:value-type="float" office:value="18580000" calcext:value-type="float">
            <text:p>18580000</text:p>
          </table:table-cell>
          <table:table-cell office:value-type="float" office:value="760600" calcext:value-type="float">
            <text:p>760600</text:p>
          </table:table-cell>
          <table:table-cell table:formula="of:=[.F12]*1000000" office:value-type="float" office:value="760600000000" calcext:value-type="float">
            <text:p>760600000000</text:p>
          </table:table-cell>
          <table:table-cell office:value-type="float" office:value="40900" calcext:value-type="float">
            <text:p>40900</text:p>
          </table:table-cell>
          <table:table-cell table:formula="of:=[.G12]/[.E12]" office:value-type="float" office:value="40936.4908503768" calcext:value-type="float">
            <text:p>40936.4908503768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409" calcext:value-type="float">
            <text:p>20409</text:p>
          </table:table-cell>
          <table:table-cell table:formula="of:=[.B13]*1000" office:value-type="float" office:value="20409000" calcext:value-type="float">
            <text:p>20409000</text:p>
          </table:table-cell>
          <table:table-cell office:value-type="float" office:value="18968" calcext:value-type="float">
            <text:p>18968</text:p>
          </table:table-cell>
          <table:table-cell table:formula="of:=[.D13]*1000" office:value-type="float" office:value="18968000" calcext:value-type="float">
            <text:p>18968000</text:p>
          </table:table-cell>
          <table:table-cell office:value-type="float" office:value="794349" calcext:value-type="float">
            <text:p>794349</text:p>
          </table:table-cell>
          <table:table-cell table:formula="of:=[.F13]*1000000" office:value-type="float" office:value="794349000000" calcext:value-type="float">
            <text:p>794349000000</text:p>
          </table:table-cell>
          <table:table-cell office:value-type="float" office:value="41900" calcext:value-type="float">
            <text:p>41900</text:p>
          </table:table-cell>
          <table:table-cell table:formula="of:=[.G13]/[.E13]" office:value-type="float" office:value="41878.3741037537" calcext:value-type="float">
            <text:p>41878.3741037537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701" calcext:value-type="float">
            <text:p>20701</text:p>
          </table:table-cell>
          <table:table-cell table:formula="of:=[.B14]*1000" office:value-type="float" office:value="20701000" calcext:value-type="float">
            <text:p>20701000</text:p>
          </table:table-cell>
          <table:table-cell office:value-type="float" office:value="19341" calcext:value-type="float">
            <text:p>19341</text:p>
          </table:table-cell>
          <table:table-cell table:formula="of:=[.D14]*1000" office:value-type="float" office:value="19341000" calcext:value-type="float">
            <text:p>19341000</text:p>
          </table:table-cell>
          <table:table-cell office:value-type="float" office:value="829862" calcext:value-type="float">
            <text:p>829862</text:p>
          </table:table-cell>
          <table:table-cell table:formula="of:=[.F14]*1000000" office:value-type="float" office:value="829862000000" calcext:value-type="float">
            <text:p>829862000000</text:p>
          </table:table-cell>
          <table:table-cell office:value-type="float" office:value="42900" calcext:value-type="float">
            <text:p>42900</text:p>
          </table:table-cell>
          <table:table-cell table:formula="of:=[.G14]/[.E14]" office:value-type="float" office:value="42906.8817537873" calcext:value-type="float">
            <text:p>42906.8817537873</text:p>
          </table:table-cell>
          <table:table-cell office:value-type="float" office:value="34100" calcext:value-type="float">
            <text:p>341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1041" calcext:value-type="float">
            <text:p>21041</text:p>
          </table:table-cell>
          <table:table-cell table:formula="of:=[.B15]*1000" office:value-type="float" office:value="21041000" calcext:value-type="float">
            <text:p>21041000</text:p>
          </table:table-cell>
          <table:table-cell office:value-type="float" office:value="19661" calcext:value-type="float">
            <text:p>19661</text:p>
          </table:table-cell>
          <table:table-cell table:formula="of:=[.D15]*1000" office:value-type="float" office:value="19661000" calcext:value-type="float">
            <text:p>19661000</text:p>
          </table:table-cell>
          <table:table-cell office:value-type="float" office:value="824253" calcext:value-type="float">
            <text:p>824253</text:p>
          </table:table-cell>
          <table:table-cell table:formula="of:=[.F15]*1000000" office:value-type="float" office:value="824253000000" calcext:value-type="float">
            <text:p>824253000000</text:p>
          </table:table-cell>
          <table:table-cell office:value-type="float" office:value="41900" calcext:value-type="float">
            <text:p>41900</text:p>
          </table:table-cell>
          <table:table-cell table:formula="of:=[.G15]/[.E15]" office:value-type="float" office:value="41923.2490717664" calcext:value-type="float">
            <text:p>41923.2490717664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1318" calcext:value-type="float">
            <text:p>21318</text:p>
          </table:table-cell>
          <table:table-cell table:formula="of:=[.B16]*1000" office:value-type="float" office:value="21318000" calcext:value-type="float">
            <text:p>21318000</text:p>
          </table:table-cell>
          <table:table-cell office:value-type="float" office:value="19756" calcext:value-type="float">
            <text:p>19756</text:p>
          </table:table-cell>
          <table:table-cell table:formula="of:=[.D16]*1000" office:value-type="float" office:value="19756000" calcext:value-type="float">
            <text:p>19756000</text:p>
          </table:table-cell>
          <table:table-cell office:value-type="float" office:value="805726" calcext:value-type="float">
            <text:p>805726</text:p>
          </table:table-cell>
          <table:table-cell table:formula="of:=[.F16]*1000000" office:value-type="float" office:value="805726000000" calcext:value-type="float">
            <text:p>805726000000</text:p>
          </table:table-cell>
          <table:table-cell office:value-type="float" office:value="40800" calcext:value-type="float">
            <text:p>40800</text:p>
          </table:table-cell>
          <table:table-cell table:formula="of:=[.G16]/[.E16]" office:value-type="float" office:value="40783.8631301883" calcext:value-type="float">
            <text:p>40783.8631301883</text:p>
          </table:table-cell>
          <table:table-cell office:value-type="float" office:value="31200" calcext:value-type="float">
            <text:p>312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1608" calcext:value-type="float">
            <text:p>21608</text:p>
          </table:table-cell>
          <table:table-cell table:formula="of:=[.B17]*1000" office:value-type="float" office:value="21608000" calcext:value-type="float">
            <text:p>21608000</text:p>
          </table:table-cell>
          <table:table-cell office:value-type="float" office:value="19997" calcext:value-type="float">
            <text:p>19997</text:p>
          </table:table-cell>
          <table:table-cell table:formula="of:=[.D17]*1000" office:value-type="float" office:value="19997000" calcext:value-type="float">
            <text:p>19997000</text:p>
          </table:table-cell>
          <table:table-cell office:value-type="float" office:value="816263" calcext:value-type="float">
            <text:p>816263</text:p>
          </table:table-cell>
          <table:table-cell table:formula="of:=[.F17]*1000000" office:value-type="float" office:value="816263000000" calcext:value-type="float">
            <text:p>816263000000</text:p>
          </table:table-cell>
          <table:table-cell office:value-type="float" office:value="40800" calcext:value-type="float">
            <text:p>40800</text:p>
          </table:table-cell>
          <table:table-cell table:formula="of:=[.G17]/[.E17]" office:value-type="float" office:value="40819.2728909336" calcext:value-type="float">
            <text:p>40819.2728909336</text:p>
          </table:table-cell>
          <table:table-cell office:value-type="float" office:value="31200" calcext:value-type="float">
            <text:p>312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1842" calcext:value-type="float">
            <text:p>21842</text:p>
          </table:table-cell>
          <table:table-cell table:formula="of:=[.B18]*1000" office:value-type="float" office:value="21842000" calcext:value-type="float">
            <text:p>21842000</text:p>
          </table:table-cell>
          <table:table-cell office:value-type="float" office:value="20385" calcext:value-type="float">
            <text:p>20385</text:p>
          </table:table-cell>
          <table:table-cell table:formula="of:=[.D18]*1000" office:value-type="float" office:value="20385000" calcext:value-type="float">
            <text:p>20385000</text:p>
          </table:table-cell>
          <table:table-cell office:value-type="float" office:value="804882" calcext:value-type="float">
            <text:p>804882</text:p>
          </table:table-cell>
          <table:table-cell table:formula="of:=[.F18]*1000000" office:value-type="float" office:value="804882000000" calcext:value-type="float">
            <text:p>804882000000</text:p>
          </table:table-cell>
          <table:table-cell office:value-type="float" office:value="39500" calcext:value-type="float">
            <text:p>39500</text:p>
          </table:table-cell>
          <table:table-cell table:formula="of:=[.G18]/[.E18]" office:value-type="float" office:value="39484.0323767476" calcext:value-type="float">
            <text:p>39484.0323767476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2140" calcext:value-type="float">
            <text:p>22140</text:p>
          </table:table-cell>
          <table:table-cell table:formula="of:=[.B19]*1000" office:value-type="float" office:value="22140000" calcext:value-type="float">
            <text:p>22140000</text:p>
          </table:table-cell>
          <table:table-cell office:value-type="float" office:value="20634" calcext:value-type="float">
            <text:p>20634</text:p>
          </table:table-cell>
          <table:table-cell table:formula="of:=[.D19]*1000" office:value-type="float" office:value="20634000" calcext:value-type="float">
            <text:p>20634000</text:p>
          </table:table-cell>
          <table:table-cell office:value-type="float" office:value="823983" calcext:value-type="float">
            <text:p>823983</text:p>
          </table:table-cell>
          <table:table-cell table:formula="of:=[.F19]*1000000" office:value-type="float" office:value="823983000000" calcext:value-type="float">
            <text:p>823983000000</text:p>
          </table:table-cell>
          <table:table-cell office:value-type="float" office:value="39900" calcext:value-type="float">
            <text:p>39900</text:p>
          </table:table-cell>
          <table:table-cell table:formula="of:=[.G19]/[.E19]" office:value-type="float" office:value="39933.2654841524" calcext:value-type="float">
            <text:p>39933.2654841524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2417" calcext:value-type="float">
            <text:p>22417</text:p>
          </table:table-cell>
          <table:table-cell table:formula="of:=[.B20]*1000" office:value-type="float" office:value="22417000" calcext:value-type="float">
            <text:p>22417000</text:p>
          </table:table-cell>
          <table:table-cell office:value-type="float" office:value="20971" calcext:value-type="float">
            <text:p>20971</text:p>
          </table:table-cell>
          <table:table-cell table:formula="of:=[.D20]*1000" office:value-type="float" office:value="20971000" calcext:value-type="float">
            <text:p>20971000</text:p>
          </table:table-cell>
          <table:table-cell office:value-type="float" office:value="839879" calcext:value-type="float">
            <text:p>839879</text:p>
          </table:table-cell>
          <table:table-cell table:formula="of:=[.F20]*1000000" office:value-type="float" office:value="839879000000" calcext:value-type="float">
            <text:p>839879000000</text:p>
          </table:table-cell>
          <table:table-cell office:value-type="float" office:value="40100" calcext:value-type="float">
            <text:p>40100</text:p>
          </table:table-cell>
          <table:table-cell table:formula="of:=[.G20]/[.E20]" office:value-type="float" office:value="40049.5446092223" calcext:value-type="float">
            <text:p>40049.5446092223</text:p>
          </table:table-cell>
          <table:table-cell office:value-type="float" office:value="30700" calcext:value-type="float">
            <text:p>307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741" calcext:value-type="float">
            <text:p>22741</text:p>
          </table:table-cell>
          <table:table-cell table:formula="of:=[.B21]*1000" office:value-type="float" office:value="22741000" calcext:value-type="float">
            <text:p>22741000</text:p>
          </table:table-cell>
          <table:table-cell office:value-type="float" office:value="21435" calcext:value-type="float">
            <text:p>21435</text:p>
          </table:table-cell>
          <table:table-cell table:formula="of:=[.D21]*1000" office:value-type="float" office:value="21435000" calcext:value-type="float">
            <text:p>21435000</text:p>
          </table:table-cell>
          <table:table-cell office:value-type="float" office:value="853072" calcext:value-type="float">
            <text:p>853072</text:p>
          </table:table-cell>
          <table:table-cell table:formula="of:=[.F21]*1000000" office:value-type="float" office:value="853072000000" calcext:value-type="float">
            <text:p>853072000000</text:p>
          </table:table-cell>
          <table:table-cell office:value-type="float" office:value="39800" calcext:value-type="float">
            <text:p>39800</text:p>
          </table:table-cell>
          <table:table-cell table:formula="of:=[.G21]/[.E21]" office:value-type="float" office:value="39798.0872404945" calcext:value-type="float">
            <text:p>39798.0872404945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3007" calcext:value-type="float">
            <text:p>23007</text:p>
          </table:table-cell>
          <table:table-cell table:formula="of:=[.B22]*1000" office:value-type="float" office:value="23007000" calcext:value-type="float">
            <text:p>23007000</text:p>
          </table:table-cell>
          <table:table-cell office:value-type="float" office:value="21816" calcext:value-type="float">
            <text:p>21816</text:p>
          </table:table-cell>
          <table:table-cell table:formula="of:=[.D22]*1000" office:value-type="float" office:value="21816000" calcext:value-type="float">
            <text:p>21816000</text:p>
          </table:table-cell>
          <table:table-cell office:value-type="float" office:value="871070" calcext:value-type="float">
            <text:p>871070</text:p>
          </table:table-cell>
          <table:table-cell table:formula="of:=[.F22]*1000000" office:value-type="float" office:value="871070000000" calcext:value-type="float">
            <text:p>871070000000</text:p>
          </table:table-cell>
          <table:table-cell office:value-type="float" office:value="39900" calcext:value-type="float">
            <text:p>39900</text:p>
          </table:table-cell>
          <table:table-cell table:formula="of:=[.G22]/[.E22]" office:value-type="float" office:value="39928.0344701137" calcext:value-type="float">
            <text:p>39928.0344701137</text:p>
          </table:table-cell>
          <table:table-cell office:value-type="float" office:value="29800" calcext:value-type="float">
            <text:p>29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3231" calcext:value-type="float">
            <text:p>23231</text:p>
          </table:table-cell>
          <table:table-cell table:formula="of:=[.B23]*1000" office:value-type="float" office:value="23231000" calcext:value-type="float">
            <text:p>23231000</text:p>
          </table:table-cell>
          <table:table-cell office:value-type="float" office:value="22317" calcext:value-type="float">
            <text:p>22317</text:p>
          </table:table-cell>
          <table:table-cell table:formula="of:=[.D23]*1000" office:value-type="float" office:value="22317000" calcext:value-type="float">
            <text:p>22317000</text:p>
          </table:table-cell>
          <table:table-cell office:value-type="float" office:value="919969" calcext:value-type="float">
            <text:p>919969</text:p>
          </table:table-cell>
          <table:table-cell table:formula="of:=[.F23]*1000000" office:value-type="float" office:value="919969000000" calcext:value-type="float">
            <text:p>919969000000</text:p>
          </table:table-cell>
          <table:table-cell office:value-type="float" office:value="41200" calcext:value-type="float">
            <text:p>41200</text:p>
          </table:table-cell>
          <table:table-cell table:formula="of:=[.G23]/[.E23]" office:value-type="float" office:value="41222.7898014966" calcext:value-type="float">
            <text:p>41222.7898014966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533" calcext:value-type="float">
            <text:p>23533</text:p>
          </table:table-cell>
          <table:table-cell table:formula="of:=[.B24]*1000" office:value-type="float" office:value="23533000" calcext:value-type="float">
            <text:p>23533000</text:p>
          </table:table-cell>
          <table:table-cell office:value-type="float" office:value="22577" calcext:value-type="float">
            <text:p>22577</text:p>
          </table:table-cell>
          <table:table-cell table:formula="of:=[.D24]*1000" office:value-type="float" office:value="22577000" calcext:value-type="float">
            <text:p>22577000</text:p>
          </table:table-cell>
          <table:table-cell office:value-type="float" office:value="955915" calcext:value-type="float">
            <text:p>955915</text:p>
          </table:table-cell>
          <table:table-cell table:formula="of:=[.F24]*1000000" office:value-type="float" office:value="955915000000" calcext:value-type="float">
            <text:p>955915000000</text:p>
          </table:table-cell>
          <table:table-cell office:value-type="float" office:value="42300" calcext:value-type="float">
            <text:p>42300</text:p>
          </table:table-cell>
          <table:table-cell table:formula="of:=[.G24]/[.E24]" office:value-type="float" office:value="42340.2134916065" calcext:value-type="float">
            <text:p>42340.2134916065</text:p>
          </table:table-cell>
          <table:table-cell office:value-type="float" office:value="31300" calcext:value-type="float">
            <text:p>313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892" calcext:value-type="float">
            <text:p>23892</text:p>
          </table:table-cell>
          <table:table-cell table:formula="of:=[.B25]*1000" office:value-type="float" office:value="23892000" calcext:value-type="float">
            <text:p>23892000</text:p>
          </table:table-cell>
          <table:table-cell office:value-type="float" office:value="23006" calcext:value-type="float">
            <text:p>23006</text:p>
          </table:table-cell>
          <table:table-cell table:formula="of:=[.D25]*1000" office:value-type="float" office:value="23006000" calcext:value-type="float">
            <text:p>23006000</text:p>
          </table:table-cell>
          <table:table-cell office:value-type="float" office:value="998261" calcext:value-type="float">
            <text:p>998261</text:p>
          </table:table-cell>
          <table:table-cell table:formula="of:=[.F25]*1000000" office:value-type="float" office:value="998261000000" calcext:value-type="float">
            <text:p>998261000000</text:p>
          </table:table-cell>
          <table:table-cell office:value-type="float" office:value="43400" calcext:value-type="float">
            <text:p>43400</text:p>
          </table:table-cell>
          <table:table-cell table:formula="of:=[.G25]/[.E25]" office:value-type="float" office:value="43391.3326958185" calcext:value-type="float">
            <text:p>43391.3326958185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207" calcext:value-type="float">
            <text:p>24207</text:p>
          </table:table-cell>
          <table:table-cell table:formula="of:=[.B26]*1000" office:value-type="float" office:value="24207000" calcext:value-type="float">
            <text:p>24207000</text:p>
          </table:table-cell>
          <table:table-cell office:value-type="float" office:value="23323" calcext:value-type="float">
            <text:p>23323</text:p>
          </table:table-cell>
          <table:table-cell table:formula="of:=[.D26]*1000" office:value-type="float" office:value="23323000" calcext:value-type="float">
            <text:p>23323000</text:p>
          </table:table-cell>
          <table:table-cell office:value-type="float" office:value="1029046" calcext:value-type="float">
            <text:p>1029046</text:p>
          </table:table-cell>
          <table:table-cell table:formula="of:=[.F26]*1000000" office:value-type="float" office:value="1029046000000" calcext:value-type="float">
            <text:p>1029046000000</text:p>
          </table:table-cell>
          <table:table-cell office:value-type="float" office:value="44100" calcext:value-type="float">
            <text:p>44100</text:p>
          </table:table-cell>
          <table:table-cell table:formula="of:=[.G26]/[.E26]" office:value-type="float" office:value="44121.5109548514" calcext:value-type="float">
            <text:p>44121.5109548514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517" calcext:value-type="float">
            <text:p>24517</text:p>
          </table:table-cell>
          <table:table-cell table:formula="of:=[.B27]*1000" office:value-type="float" office:value="24517000" calcext:value-type="float">
            <text:p>24517000</text:p>
          </table:table-cell>
          <table:table-cell office:value-type="float" office:value="23765" calcext:value-type="float">
            <text:p>23765</text:p>
          </table:table-cell>
          <table:table-cell table:formula="of:=[.D27]*1000" office:value-type="float" office:value="23765000" calcext:value-type="float">
            <text:p>23765000</text:p>
          </table:table-cell>
          <table:table-cell office:value-type="float" office:value="1045851" calcext:value-type="float">
            <text:p>1045851</text:p>
          </table:table-cell>
          <table:table-cell table:formula="of:=[.F27]*1000000" office:value-type="float" office:value="1045851000000" calcext:value-type="float">
            <text:p>1045851000000</text:p>
          </table:table-cell>
          <table:table-cell office:value-type="float" office:value="44000" calcext:value-type="float">
            <text:p>44000</text:p>
          </table:table-cell>
          <table:table-cell table:formula="of:=[.G27]/[.E27]" office:value-type="float" office:value="44008.0370292447" calcext:value-type="float">
            <text:p>44008.0370292447</text:p>
          </table:table-cell>
          <table:table-cell office:value-type="float" office:value="32600" calcext:value-type="float">
            <text:p>326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848" calcext:value-type="float">
            <text:p>24848</text:p>
          </table:table-cell>
          <table:table-cell table:formula="of:=[.B28]*1000" office:value-type="float" office:value="24848000" calcext:value-type="float">
            <text:p>24848000</text:p>
          </table:table-cell>
          <table:table-cell office:value-type="float" office:value="24044" calcext:value-type="float">
            <text:p>24044</text:p>
          </table:table-cell>
          <table:table-cell table:formula="of:=[.D28]*1000" office:value-type="float" office:value="24044000" calcext:value-type="float">
            <text:p>24044000</text:p>
          </table:table-cell>
          <table:table-cell office:value-type="float" office:value="1054754" calcext:value-type="float">
            <text:p>1054754</text:p>
          </table:table-cell>
          <table:table-cell table:formula="of:=[.F28]*1000000" office:value-type="float" office:value="1054754000000" calcext:value-type="float">
            <text:p>1054754000000</text:p>
          </table:table-cell>
          <table:table-cell office:value-type="float" office:value="43900" calcext:value-type="float">
            <text:p>43900</text:p>
          </table:table-cell>
          <table:table-cell table:formula="of:=[.G28]/[.E28]" office:value-type="float" office:value="43867.6592912993" calcext:value-type="float">
            <text:p>43867.6592912993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179" calcext:value-type="float">
            <text:p>25179</text:p>
          </table:table-cell>
          <table:table-cell table:formula="of:=[.B29]*1000" office:value-type="float" office:value="25179000" calcext:value-type="float">
            <text:p>25179000</text:p>
          </table:table-cell>
          <table:table-cell office:value-type="float" office:value="24400" calcext:value-type="float">
            <text:p>24400</text:p>
          </table:table-cell>
          <table:table-cell table:formula="of:=[.D29]*1000" office:value-type="float" office:value="24400000" calcext:value-type="float">
            <text:p>24400000</text:p>
          </table:table-cell>
          <table:table-cell office:value-type="float" office:value="1089117" calcext:value-type="float">
            <text:p>1089117</text:p>
          </table:table-cell>
          <table:table-cell table:formula="of:=[.F29]*1000000" office:value-type="float" office:value="1089117000000" calcext:value-type="float">
            <text:p>1089117000000</text:p>
          </table:table-cell>
          <table:table-cell office:value-type="float" office:value="44600" calcext:value-type="float">
            <text:p>44600</text:p>
          </table:table-cell>
          <table:table-cell table:formula="of:=[.G29]/[.E29]" office:value-type="float" office:value="44635.9426229508" calcext:value-type="float">
            <text:p>44635.9426229508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583" calcext:value-type="float">
            <text:p>25583</text:p>
          </table:table-cell>
          <table:table-cell table:formula="of:=[.B30]*1000" office:value-type="float" office:value="25583000" calcext:value-type="float">
            <text:p>25583000</text:p>
          </table:table-cell>
          <table:table-cell office:value-type="float" office:value="24872" calcext:value-type="float">
            <text:p>24872</text:p>
          </table:table-cell>
          <table:table-cell table:formula="of:=[.D30]*1000" office:value-type="float" office:value="24872000" calcext:value-type="float">
            <text:p>24872000</text:p>
          </table:table-cell>
          <table:table-cell office:value-type="float" office:value="1117457" calcext:value-type="float">
            <text:p>1117457</text:p>
          </table:table-cell>
          <table:table-cell table:formula="of:=[.F30]*1000000" office:value-type="float" office:value="1117457000000" calcext:value-type="float">
            <text:p>1117457000000</text:p>
          </table:table-cell>
          <table:table-cell office:value-type="float" office:value="44900" calcext:value-type="float">
            <text:p>44900</text:p>
          </table:table-cell>
          <table:table-cell table:formula="of:=[.G30]/[.E30]" office:value-type="float" office:value="44928.3129623673" calcext:value-type="float">
            <text:p>44928.3129623673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822" calcext:value-type="float">
            <text:p>25822</text:p>
          </table:table-cell>
          <table:table-cell table:formula="of:=[.B31]*1000" office:value-type="float" office:value="25822000" calcext:value-type="float">
            <text:p>25822000</text:p>
          </table:table-cell>
          <table:table-cell office:value-type="float" office:value="25151" calcext:value-type="float">
            <text:p>25151</text:p>
          </table:table-cell>
          <table:table-cell table:formula="of:=[.D31]*1000" office:value-type="float" office:value="25151000" calcext:value-type="float">
            <text:p>25151000</text:p>
          </table:table-cell>
          <table:table-cell office:value-type="float" office:value="1138234" calcext:value-type="float">
            <text:p>1138234</text:p>
          </table:table-cell>
          <table:table-cell table:formula="of:=[.F31]*1000000" office:value-type="float" office:value="1138234000000" calcext:value-type="float">
            <text:p>1138234000000</text:p>
          </table:table-cell>
          <table:table-cell office:value-type="float" office:value="45300" calcext:value-type="float">
            <text:p>45300</text:p>
          </table:table-cell>
          <table:table-cell table:formula="of:=[.G31]/[.E31]" office:value-type="float" office:value="45256.0136773886" calcext:value-type="float">
            <text:p>45256.0136773886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195" calcext:value-type="float">
            <text:p>26195</text:p>
          </table:table-cell>
          <table:table-cell table:formula="of:=[.B32]*1000" office:value-type="float" office:value="26195000" calcext:value-type="float">
            <text:p>26195000</text:p>
          </table:table-cell>
          <table:table-cell office:value-type="float" office:value="25562" calcext:value-type="float">
            <text:p>25562</text:p>
          </table:table-cell>
          <table:table-cell table:formula="of:=[.D32]*1000" office:value-type="float" office:value="25562000" calcext:value-type="float">
            <text:p>25562000</text:p>
          </table:table-cell>
          <table:table-cell office:value-type="float" office:value="1188667" calcext:value-type="float">
            <text:p>1188667</text:p>
          </table:table-cell>
          <table:table-cell table:formula="of:=[.F32]*1000000" office:value-type="float" office:value="1188667000000" calcext:value-type="float">
            <text:p>1188667000000</text:p>
          </table:table-cell>
          <table:table-cell office:value-type="float" office:value="46500" calcext:value-type="float">
            <text:p>46500</text:p>
          </table:table-cell>
          <table:table-cell table:formula="of:=[.G32]/[.E32]" office:value-type="float" office:value="46501.3300993663" calcext:value-type="float">
            <text:p>46501.3300993663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590" calcext:value-type="float">
            <text:p>26590</text:p>
          </table:table-cell>
          <table:table-cell table:formula="of:=[.B33]*1000" office:value-type="float" office:value="26590000" calcext:value-type="float">
            <text:p>26590000</text:p>
          </table:table-cell>
          <table:table-cell office:value-type="float" office:value="26038" calcext:value-type="float">
            <text:p>26038</text:p>
          </table:table-cell>
          <table:table-cell table:formula="of:=[.D33]*1000" office:value-type="float" office:value="26038000" calcext:value-type="float">
            <text:p>26038000</text:p>
          </table:table-cell>
          <table:table-cell office:value-type="float" office:value="1223610" calcext:value-type="float">
            <text:p>1223610</text:p>
          </table:table-cell>
          <table:table-cell table:formula="of:=[.F33]*1000000" office:value-type="float" office:value="1223610000000" calcext:value-type="float">
            <text:p>1223610000000</text:p>
          </table:table-cell>
          <table:table-cell office:value-type="float" office:value="47000" calcext:value-type="float">
            <text:p>47000</text:p>
          </table:table-cell>
          <table:table-cell table:formula="of:=[.G33]/[.E33]" office:value-type="float" office:value="46993.2406482833" calcext:value-type="float">
            <text:p>46993.2406482833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941" calcext:value-type="float">
            <text:p>26941</text:p>
          </table:table-cell>
          <table:table-cell table:formula="of:=[.B34]*1000" office:value-type="float" office:value="26941000" calcext:value-type="float">
            <text:p>26941000</text:p>
          </table:table-cell>
          <table:table-cell office:value-type="float" office:value="26227" calcext:value-type="float">
            <text:p>26227</text:p>
          </table:table-cell>
          <table:table-cell table:formula="of:=[.D34]*1000" office:value-type="float" office:value="26227000" calcext:value-type="float">
            <text:p>26227000</text:p>
          </table:table-cell>
          <table:table-cell office:value-type="float" office:value="1228730" calcext:value-type="float">
            <text:p>1228730</text:p>
          </table:table-cell>
          <table:table-cell table:formula="of:=[.F34]*1000000" office:value-type="float" office:value="1228730000000" calcext:value-type="float">
            <text:p>1228730000000</text:p>
          </table:table-cell>
          <table:table-cell office:value-type="float" office:value="46900" calcext:value-type="float">
            <text:p>46900</text:p>
          </table:table-cell>
          <table:table-cell table:formula="of:=[.G34]/[.E34]" office:value-type="float" office:value="46849.811263202" calcext:value-type="float">
            <text:p>46849.811263202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371" calcext:value-type="float">
            <text:p>27371</text:p>
          </table:table-cell>
          <table:table-cell table:formula="of:=[.B35]*1000" office:value-type="float" office:value="27371000" calcext:value-type="float">
            <text:p>27371000</text:p>
          </table:table-cell>
          <table:table-cell office:value-type="float" office:value="26589" calcext:value-type="float">
            <text:p>26589</text:p>
          </table:table-cell>
          <table:table-cell table:formula="of:=[.D35]*1000" office:value-type="float" office:value="26589000" calcext:value-type="float">
            <text:p>26589000</text:p>
          </table:table-cell>
          <table:table-cell office:value-type="float" office:value="1248759" calcext:value-type="float">
            <text:p>1248759</text:p>
          </table:table-cell>
          <table:table-cell table:formula="of:=[.F35]*1000000" office:value-type="float" office:value="1248759000000" calcext:value-type="float">
            <text:p>1248759000000</text:p>
          </table:table-cell>
          <table:table-cell office:value-type="float" office:value="47000" calcext:value-type="float">
            <text:p>47000</text:p>
          </table:table-cell>
          <table:table-cell table:formula="of:=[.G35]/[.E35]" office:value-type="float" office:value="46965.2487870924" calcext:value-type="float">
            <text:p>46965.2487870924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708" calcext:value-type="float">
            <text:p>27708</text:p>
          </table:table-cell>
          <table:table-cell table:formula="of:=[.B36]*1000" office:value-type="float" office:value="27708000" calcext:value-type="float">
            <text:p>27708000</text:p>
          </table:table-cell>
          <table:table-cell office:value-type="float" office:value="26905" calcext:value-type="float">
            <text:p>26905</text:p>
          </table:table-cell>
          <table:table-cell table:formula="of:=[.D36]*1000" office:value-type="float" office:value="26905000" calcext:value-type="float">
            <text:p>26905000</text:p>
          </table:table-cell>
          <table:table-cell office:value-type="float" office:value="1270312" calcext:value-type="float">
            <text:p>1270312</text:p>
          </table:table-cell>
          <table:table-cell table:formula="of:=[.F36]*1000000" office:value-type="float" office:value="1270312000000" calcext:value-type="float">
            <text:p>1270312000000</text:p>
          </table:table-cell>
          <table:table-cell office:value-type="float" office:value="47200" calcext:value-type="float">
            <text:p>47200</text:p>
          </table:table-cell>
          <table:table-cell table:formula="of:=[.G36]/[.E36]" office:value-type="float" office:value="47214.718453819" calcext:value-type="float">
            <text:p>47214.718453819</text:p>
          </table:table-cell>
          <table:table-cell office:value-type="float" office:value="35200" calcext:value-type="float">
            <text:p>352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982" calcext:value-type="float">
            <text:p>27982</text:p>
          </table:table-cell>
          <table:table-cell table:formula="of:=[.B37]*1000" office:value-type="float" office:value="27982000" calcext:value-type="float">
            <text:p>27982000</text:p>
          </table:table-cell>
          <table:table-cell office:value-type="float" office:value="27257" calcext:value-type="float">
            <text:p>27257</text:p>
          </table:table-cell>
          <table:table-cell table:formula="of:=[.D37]*1000" office:value-type="float" office:value="27257000" calcext:value-type="float">
            <text:p>27257000</text:p>
          </table:table-cell>
          <table:table-cell office:value-type="float" office:value="1312484" calcext:value-type="float">
            <text:p>1312484</text:p>
          </table:table-cell>
          <table:table-cell table:formula="of:=[.F37]*1000000" office:value-type="float" office:value="1312484000000" calcext:value-type="float">
            <text:p>1312484000000</text:p>
          </table:table-cell>
          <table:table-cell office:value-type="float" office:value="48200" calcext:value-type="float">
            <text:p>48200</text:p>
          </table:table-cell>
          <table:table-cell table:formula="of:=[.G37]/[.E37]" office:value-type="float" office:value="48152.1810910959" calcext:value-type="float">
            <text:p>48152.1810910959</text:p>
          </table:table-cell>
          <table:table-cell office:value-type="float" office:value="35900" calcext:value-type="float">
            <text:p>3590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377" calcext:value-type="float">
            <text:p>28377</text:p>
          </table:table-cell>
          <table:table-cell table:formula="of:=[.B38]*1000" office:value-type="float" office:value="28377000" calcext:value-type="float">
            <text:p>28377000</text:p>
          </table:table-cell>
          <table:table-cell office:value-type="float" office:value="27568" calcext:value-type="float">
            <text:p>27568</text:p>
          </table:table-cell>
          <table:table-cell table:formula="of:=[.D38]*1000" office:value-type="float" office:value="27568000" calcext:value-type="float">
            <text:p>27568000</text:p>
          </table:table-cell>
          <table:table-cell office:value-type="float" office:value="1349550" calcext:value-type="float">
            <text:p>1349550</text:p>
          </table:table-cell>
          <table:table-cell table:formula="of:=[.F38]*1000000" office:value-type="float" office:value="1349550000000" calcext:value-type="float">
            <text:p>1349550000000</text:p>
          </table:table-cell>
          <table:table-cell office:value-type="float" office:value="49000" calcext:value-type="float">
            <text:p>49000</text:p>
          </table:table-cell>
          <table:table-cell table:formula="of:=[.G38]/[.E38]" office:value-type="float" office:value="48953.4968078932" calcext:value-type="float">
            <text:p>48953.4968078932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524" calcext:value-type="float">
            <text:p>28524</text:p>
          </table:table-cell>
          <table:table-cell table:formula="of:=[.B39]*1000" office:value-type="float" office:value="28524000" calcext:value-type="float">
            <text:p>28524000</text:p>
          </table:table-cell>
          <table:table-cell office:value-type="float" office:value="27902" calcext:value-type="float">
            <text:p>27902</text:p>
          </table:table-cell>
          <table:table-cell table:formula="of:=[.D39]*1000" office:value-type="float" office:value="27902000" calcext:value-type="float">
            <text:p>27902000</text:p>
          </table:table-cell>
          <table:table-cell office:value-type="float" office:value="1379608" calcext:value-type="float">
            <text:p>1379608</text:p>
          </table:table-cell>
          <table:table-cell table:formula="of:=[.F39]*1000000" office:value-type="float" office:value="1379608000000" calcext:value-type="float">
            <text:p>1379608000000</text:p>
          </table:table-cell>
          <table:table-cell office:value-type="float" office:value="49400" calcext:value-type="float">
            <text:p>49400</text:p>
          </table:table-cell>
          <table:table-cell table:formula="of:=[.G39]/[.E39]" office:value-type="float" office:value="49444.7709841588" calcext:value-type="float">
            <text:p>49444.7709841588</text:p>
          </table:table-cell>
          <table:table-cell office:value-type="float" office:value="37200" calcext:value-type="float">
            <text:p>372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829" calcext:value-type="float">
            <text:p>28829</text:p>
          </table:table-cell>
          <table:table-cell table:formula="of:=[.B40]*1000" office:value-type="float" office:value="28829000" calcext:value-type="float">
            <text:p>28829000</text:p>
          </table:table-cell>
          <table:table-cell office:value-type="float" office:value="28148" calcext:value-type="float">
            <text:p>28148</text:p>
          </table:table-cell>
          <table:table-cell table:formula="of:=[.D40]*1000" office:value-type="float" office:value="28148000" calcext:value-type="float">
            <text:p>28148000</text:p>
          </table:table-cell>
          <table:table-cell office:value-type="float" office:value="1399730" calcext:value-type="float">
            <text:p>1399730</text:p>
          </table:table-cell>
          <table:table-cell table:formula="of:=[.F40]*1000000" office:value-type="float" office:value="1399730000000" calcext:value-type="float">
            <text:p>1399730000000</text:p>
          </table:table-cell>
          <table:table-cell office:value-type="float" office:value="49700" calcext:value-type="float">
            <text:p>49700</text:p>
          </table:table-cell>
          <table:table-cell table:formula="of:=[.G40]/[.E40]" office:value-type="float" office:value="49727.5117237459" calcext:value-type="float">
            <text:p>49727.5117237459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166" calcext:value-type="float">
            <text:p>29166</text:p>
          </table:table-cell>
          <table:table-cell table:formula="of:=[.B41]*1000" office:value-type="float" office:value="29166000" calcext:value-type="float">
            <text:p>29166000</text:p>
          </table:table-cell>
          <table:table-cell office:value-type="float" office:value="28437" calcext:value-type="float">
            <text:p>28437</text:p>
          </table:table-cell>
          <table:table-cell table:formula="of:=[.D41]*1000" office:value-type="float" office:value="28437000" calcext:value-type="float">
            <text:p>28437000</text:p>
          </table:table-cell>
          <table:table-cell office:value-type="float" office:value="1404257" calcext:value-type="float">
            <text:p>1404257</text:p>
          </table:table-cell>
          <table:table-cell table:formula="of:=[.F41]*1000000" office:value-type="float" office:value="1404257000000" calcext:value-type="float">
            <text:p>1404257000000</text:p>
          </table:table-cell>
          <table:table-cell office:value-type="float" office:value="49400" calcext:value-type="float">
            <text:p>49400</text:p>
          </table:table-cell>
          <table:table-cell table:formula="of:=[.G41]/[.E41]" office:value-type="float" office:value="49381.3341773042" calcext:value-type="float">
            <text:p>49381.3341773042</text:p>
          </table:table-cell>
          <table:table-cell office:value-type="float" office:value="37200" calcext:value-type="float">
            <text:p>372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601" calcext:value-type="float">
            <text:p>29601</text:p>
          </table:table-cell>
          <table:table-cell table:formula="of:=[.B42]*1000" office:value-type="float" office:value="29601000" calcext:value-type="float">
            <text:p>29601000</text:p>
          </table:table-cell>
          <table:table-cell office:value-type="float" office:value="28935" calcext:value-type="float">
            <text:p>28935</text:p>
          </table:table-cell>
          <table:table-cell table:formula="of:=[.D42]*1000" office:value-type="float" office:value="28935000" calcext:value-type="float">
            <text:p>28935000</text:p>
          </table:table-cell>
          <table:table-cell office:value-type="float" office:value="1468466" calcext:value-type="float">
            <text:p>1468466</text:p>
          </table:table-cell>
          <table:table-cell table:formula="of:=[.F42]*1000000" office:value-type="float" office:value="1468466000000" calcext:value-type="float">
            <text:p>1468466000000</text:p>
          </table:table-cell>
          <table:table-cell office:value-type="float" office:value="50800" calcext:value-type="float">
            <text:p>50800</text:p>
          </table:table-cell>
          <table:table-cell table:formula="of:=[.G42]/[.E42]" office:value-type="float" office:value="50750.5097632625" calcext:value-type="float">
            <text:p>50750.5097632625</text:p>
          </table:table-cell>
          <table:table-cell office:value-type="float" office:value="38100" calcext:value-type="float">
            <text:p>381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022" calcext:value-type="float">
            <text:p>30022</text:p>
          </table:table-cell>
          <table:table-cell table:formula="of:=[.B43]*1000" office:value-type="float" office:value="30022000" calcext:value-type="float">
            <text:p>30022000</text:p>
          </table:table-cell>
          <table:table-cell office:value-type="float" office:value="29475" calcext:value-type="float">
            <text:p>29475</text:p>
          </table:table-cell>
          <table:table-cell table:formula="of:=[.D43]*1000" office:value-type="float" office:value="29475000" calcext:value-type="float">
            <text:p>29475000</text:p>
          </table:table-cell>
          <table:table-cell office:value-type="float" office:value="1497173" calcext:value-type="float">
            <text:p>1497173</text:p>
          </table:table-cell>
          <table:table-cell table:formula="of:=[.F43]*1000000" office:value-type="float" office:value="1497173000000" calcext:value-type="float">
            <text:p>1497173000000</text:p>
          </table:table-cell>
          <table:table-cell office:value-type="float" office:value="50800" calcext:value-type="float">
            <text:p>50800</text:p>
          </table:table-cell>
          <table:table-cell table:formula="of:=[.G43]/[.E43]" office:value-type="float" office:value="50794.673452078" calcext:value-type="float">
            <text:p>50794.673452078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517" calcext:value-type="float">
            <text:p>30517</text:p>
          </table:table-cell>
          <table:table-cell table:formula="of:=[.B44]*1000" office:value-type="float" office:value="30517000" calcext:value-type="float">
            <text:p>30517000</text:p>
          </table:table-cell>
          <table:table-cell office:value-type="float" office:value="29867" calcext:value-type="float">
            <text:p>29867</text:p>
          </table:table-cell>
          <table:table-cell table:formula="of:=[.D44]*1000" office:value-type="float" office:value="29867000" calcext:value-type="float">
            <text:p>29867000</text:p>
          </table:table-cell>
          <table:table-cell office:value-type="float" office:value="1517413" calcext:value-type="float">
            <text:p>1517413</text:p>
          </table:table-cell>
          <table:table-cell table:formula="of:=[.F44]*1000000" office:value-type="float" office:value="1517413000000" calcext:value-type="float">
            <text:p>1517413000000</text:p>
          </table:table-cell>
          <table:table-cell office:value-type="float" office:value="50800" calcext:value-type="float">
            <text:p>50800</text:p>
          </table:table-cell>
          <table:table-cell table:formula="of:=[.G44]/[.E44]" office:value-type="float" office:value="50805.6718116985" calcext:value-type="float">
            <text:p>50805.6718116985</text:p>
          </table:table-cell>
          <table:table-cell office:value-type="float" office:value="39100" calcext:value-type="float">
            <text:p>391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0730" calcext:value-type="float">
            <text:p>30730</text:p>
          </table:table-cell>
          <table:table-cell table:formula="of:=[.B45]*1000" office:value-type="float" office:value="30730000" calcext:value-type="float">
            <text:p>30730000</text:p>
          </table:table-cell>
          <table:table-cell office:value-type="float" office:value="30322" calcext:value-type="float">
            <text:p>30322</text:p>
          </table:table-cell>
          <table:table-cell table:formula="of:=[.D45]*1000" office:value-type="float" office:value="30322000" calcext:value-type="float">
            <text:p>30322000</text:p>
          </table:table-cell>
          <table:table-cell office:value-type="float" office:value="1609095" calcext:value-type="float">
            <text:p>1609095</text:p>
          </table:table-cell>
          <table:table-cell table:formula="of:=[.F45]*1000000" office:value-type="float" office:value="1609095000000" calcext:value-type="float">
            <text:p>1609095000000</text:p>
          </table:table-cell>
          <table:table-cell office:value-type="float" office:value="53100" calcext:value-type="float">
            <text:p>53100</text:p>
          </table:table-cell>
          <table:table-cell table:formula="of:=[.G45]/[.E45]" office:value-type="float" office:value="53066.9151111404" calcext:value-type="float">
            <text:p>53066.9151111404</text:p>
          </table:table-cell>
          <table:table-cell office:value-type="float" office:value="40900" calcext:value-type="float">
            <text:p>409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1145" calcext:value-type="float">
            <text:p>31145</text:p>
          </table:table-cell>
          <table:table-cell table:formula="of:=[.B46]*1000" office:value-type="float" office:value="31145000" calcext:value-type="float">
            <text:p>31145000</text:p>
          </table:table-cell>
          <table:table-cell office:value-type="float" office:value="30635" calcext:value-type="float">
            <text:p>30635</text:p>
          </table:table-cell>
          <table:table-cell table:formula="of:=[.D46]*1000" office:value-type="float" office:value="30635000" calcext:value-type="float">
            <text:p>30635000</text:p>
          </table:table-cell>
          <table:table-cell office:value-type="float" office:value="1653973" calcext:value-type="float">
            <text:p>1653973</text:p>
          </table:table-cell>
          <table:table-cell table:formula="of:=[.F46]*1000000" office:value-type="float" office:value="1653973000000" calcext:value-type="float">
            <text:p>1653973000000</text:p>
          </table:table-cell>
          <table:table-cell office:value-type="float" office:value="54000" calcext:value-type="float">
            <text:p>54000</text:p>
          </table:table-cell>
          <table:table-cell table:formula="of:=[.G46]/[.E46]" office:value-type="float" office:value="53989.6523584136" calcext:value-type="float">
            <text:p>53989.6523584136</text:p>
          </table:table-cell>
          <table:table-cell office:value-type="float" office:value="41200" calcext:value-type="float">
            <text:p>4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3T19:40:31.314000000</dc:date>
    <meta:editing-duration>PT5M8S</meta:editing-duration>
    <meta:editing-cycles>1</meta:editing-cycles>
    <meta:document-statistic meta:table-count="1" meta:cell-count="460" meta:object-count="0"/>
    <meta:generator>LibreOffice/7.2.5.2$Windows_X86_64 LibreOffice_project/499f9727c189e6ef3471021d6132d4c694f357e5</meta:generator>
  </office:meta>
</office:document-meta>
</file>